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4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5" style:family="paragraph" style:parent-style-name="Text_20_body">
      <style:text-properties officeooo:rsid="00268f33" officeooo:paragraph-rsid="00268f33"/>
    </style:style>
    <style:style style:name="P16" style:family="paragraph" style:parent-style-name="Text_20_body">
      <style:text-properties style:font-name="Liberation Serif" fo:font-size="12pt" style:font-size-asian="12pt" style:font-size-complex="12pt"/>
    </style:style>
    <style:style style:name="P1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fo:font-weight="normal"/>
    </style:style>
    <style:style style:name="T9" style:family="text">
      <style:text-properties fo:color="#444444" fo:font-weight="normal" officeooo:rsid="00296203"/>
    </style:style>
    <style:style style:name="T10" style:family="text">
      <style:text-properties fo:color="#444444" fo:font-weight="normal" officeooo:rsid="002e41c2"/>
    </style:style>
    <style:style style:name="T11" style:family="text">
      <style:text-properties fo:color="#444444" fo:font-weight="normal" officeooo:rsid="002c5743"/>
    </style:style>
    <style:style style:name="T12" style:family="text">
      <style:text-properties officeooo:rsid="002e41c2"/>
    </style:style>
    <style:style style:name="T13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text-underline-style="none" officeooo:rsid="002a85c9" style:font-weight-asian="normal" style:font-weight-complex="normal"/>
    </style:style>
    <style:style style:name="T15" style:family="text">
      <style:text-properties officeooo:rsid="002f8e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V</text:span><text:span text:style-name="T8">érifier create_heatmap_file.sh est exécutable, sinon faire la commande :</text:span></text:p>
      <text:p text:style-name="P4"><text:s/>chmod +x <text:span text:style-name="T12">0_</text:span>create_heatmap_file.sh</text:p>
      <text:p text:style-name="P6"/>
      <text:p text:style-name="P2"><text:span text:style-name="T9">C</text:span><text:span text:style-name="T8">réer les fichiers .py en lançant le script : ./</text:span><text:span text:style-name="T10">0_</text:span><text:span text:style-name="T8">create_heatmap_file.sh</text:span></text:p>
      <text:p text:style-name="P4"/>
      <text:p text:style-name="P5">Copier ces fichiers <text:span text:style-name="T15">(0_</text:span>migale_instruction.sh <text:span text:style-name="T15">et les heatmap) </text:span>dans migale via FileZilla </text:p>
      <text:p text:style-name="P5"><text:span text:style-name="T12">host : </text:span><text:a xlink:type="simple" xlink:href="mailto:lklay@migale.jouy.inrae.fr" text:style-name="Internet_20_link" text:visited-style-name="Visited_20_Internet_20_Link">lklay@migale.jouy.inrae.fr</text:a><text:span text:style-name="T14">, </text:span><text:span text:style-name="T12"><text:s/>username : klay, password : même ordi, </text:span>port : 22</text:p>
      <text:p text:style-name="P17"/>
      <text:p text:style-name="P1"><text:span text:style-name="T6">P</text:span><text:span text:style-name="T5">our rentrer dans migale </text:span><text:span text:style-name="T7">via le terminal</text:span><text:span text:style-name="T5"> : ssh -X </text:span><text:a xlink:type="simple" xlink:href="mailto:lklay@migale.jouy.inrae.fr" text:style-name="Internet_20_link" text:visited-style-name="Visited_20_Internet_20_Link"><text:span text:style-name="T13">lklay@migale.jouy.inrae.fr</text:span></text:a></text:p>
      <text:p text:style-name="P7">Password : idem ordi</text:p>
      <text:p text:style-name="P7"/>
      <text:p text:style-name="P3"><text:span text:style-name="T11">Rendre exécutable</text:span><text:span text:style-name="T8"> le script migale : chmod +x </text:span><text:span text:style-name="T10">0_</text:span><text:span text:style-name="T8">migale_instruction.sh</text:span></text:p>
      <text:p text:style-name="P4">Lancer le script migale dans ce nouveau terminal : ./<text:span text:style-name="T12">0_</text:span>migale_instruction.sh</text:p>
      <text:p text:style-name="P4"/>
      <text:p text:style-name="P4"/>
      <text:p text:style-name="P14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1"/>
      <text:p text:style-name="P11"/>
      <text:p text:style-name="P11">Créer un fichier : </text:p>
      <text:p text:style-name="P9">&gt; fichier <text:s text:c="12"/>(avec .sh, .txt, etc…)</text:p>
      <text:p text:style-name="P8">touch fichier <text:s text:c="6"/>(autre option)</text:p>
      <text:p text:style-name="P8"/>
      <text:p text:style-name="P11">Editer un fichier : </text:p>
      <text:p text:style-name="P9">vim fichier</text:p>
      <text:p text:style-name="P9">puis dedans “i” pour éditer, “escape touch” pour arrêter, “:wq” pour enregistrer les modifications et sortir.</text:p>
      <text:p text:style-name="P9"/>
      <text:p text:style-name="P12">Visualiser le contenu d’un fichier sans le modifier : </text:p>
      <text:p text:style-name="P15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6"><text:line-break/></text:p>
      <text:p text:style-name="P9"/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1-12-17T16:07:51.680816680</dc:date>
    <meta:editing-duration>P5DT6H22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58" meta:character-count="1140" meta:non-whitespace-character-count="975"/>
  </office:meta>
</office:document-meta>
</file>